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ce8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zoom level WM</text:p>
          </table:table-cell>
          <table:table-cell table:style-name="ce2" office:value-type="string" calcext:value-type="string">
            <text:p>resolutie</text:p>
          </table:table-cell>
          <table:table-cell office:value-type="string" calcext:value-type="string">
            <text:p>schaal (28mm)</text:p>
          </table:table-cell>
          <table:table-cell office:value-type="string" calcext:value-type="string">
            <text:p>zoom level RD</text:p>
          </table:table-cell>
          <table:table-cell office:value-type="string" calcext:value-type="string">
            <text:p>resolutie</text:p>
          </table:table-cell>
          <table:table-cell office:value-type="string" calcext:value-type="string">
            <text:p>schaal (28mm)</text:p>
          </table:table-cell>
          <table:table-cell office:value-type="string" calcext:value-type="string">
            <text:p>schaal</text:p>
          </table:table-cell>
          <table:table-cell office:value-type="string" calcext:value-type="string">
            <text:p>resoluti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56543.033928" calcext:value-type="float">
            <text:p>156543,033928</text:p>
          </table:table-cell>
          <table:table-cell table:formula="of:=[.B2]/0.00028" office:value-type="float" office:value="559082264.028571" calcext:value-type="float">
            <text:p>5590822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7]*2" office:value-type="float" office:value="327680000" calcext:value-type="float">
            <text:p>327680000</text:p>
          </table:table-cell>
          <table:table-cell table:style-name="ce1" table:formula="of:=[.H7]*2" office:value-type="float" office:value="104857.6" calcext:value-type="float">
            <text:p>104857,6</text:p>
          </table:table-cell>
          <table:table-cell table:style-name="ce1" table:number-columns-repeated="1016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/2" office:value-type="float" office:value="78271.516964" calcext:value-type="float">
            <text:p>78271,516964</text:p>
          </table:table-cell>
          <table:table-cell table:formula="of:=[.B5]/0.00028" office:value-type="float" office:value="279541132.014286" calcext:value-type="float">
            <text:p>279541132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10]*2" office:value-type="float" office:value="163840000" calcext:value-type="float">
            <text:p>163840000</text:p>
          </table:table-cell>
          <table:table-cell table:style-name="ce1" table:formula="of:=[.H10]*2" office:value-type="float" office:value="52428.8" calcext:value-type="float">
            <text:p>52428,8</text:p>
          </table:table-cell>
          <table:table-cell table:style-name="ce1" table:number-columns-repeated="1016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/2" office:value-type="float" office:value="39135.758482" calcext:value-type="float">
            <text:p>39135,758482</text:p>
          </table:table-cell>
          <table:table-cell table:formula="of:=[.B8]/0.00028" office:value-type="float" office:value="139770566.007143" calcext:value-type="float">
            <text:p>139770566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13]*2" office:value-type="float" office:value="81920000" calcext:value-type="float">
            <text:p>81920000</text:p>
          </table:table-cell>
          <table:table-cell table:style-name="ce1" table:formula="of:=[.H13]*2" office:value-type="float" office:value="26214.4" calcext:value-type="float">
            <text:p>26214,4</text:p>
          </table:table-cell>
          <table:table-cell table:style-name="ce1" table:number-columns-repeated="1016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2" office:value-type="float" office:value="19567.879241" calcext:value-type="float">
            <text:p>19567,879241</text:p>
          </table:table-cell>
          <table:table-cell table:formula="of:=[.B11]/0.00028" office:value-type="float" office:value="69885283.0035714" calcext:value-type="float">
            <text:p>69885283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16]*2" office:value-type="float" office:value="40960000" calcext:value-type="float">
            <text:p>40960000</text:p>
          </table:table-cell>
          <table:table-cell table:style-name="ce1" table:formula="of:=[.H16]*2" office:value-type="float" office:value="13107.2" calcext:value-type="float">
            <text:p>13107,2</text:p>
          </table:table-cell>
          <table:table-cell table:style-name="ce1" table:number-columns-repeated="1016"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/2" office:value-type="float" office:value="9783.9396205" calcext:value-type="float">
            <text:p>9783,9396205</text:p>
          </table:table-cell>
          <table:table-cell table:formula="of:=[.B14]/0.00028" office:value-type="float" office:value="34942641.5017857" calcext:value-type="float">
            <text:p>34942642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19]*2" office:value-type="float" office:value="20480000" calcext:value-type="float">
            <text:p>20480000</text:p>
          </table:table-cell>
          <table:table-cell table:style-name="ce1" table:formula="of:=[.H19]*2" office:value-type="float" office:value="6553.6" calcext:value-type="float">
            <text:p>6553,6</text:p>
          </table:table-cell>
          <table:table-cell table:style-name="ce1" table:number-columns-repeated="1016"/>
        </table:table-row>
        <table:table-row table:style-name="ro1">
          <table:table-cell table:formula="of:=[.A14]+1" office:value-type="float" office:value="5" calcext:value-type="float">
            <text:p>5</text:p>
          </table:table-cell>
          <table:table-cell table:formula="of:=[.B14]/2" office:value-type="float" office:value="4891.96981025" calcext:value-type="float">
            <text:p>4891,96981025</text:p>
          </table:table-cell>
          <table:table-cell table:formula="of:=[.B17]/0.00028" office:value-type="float" office:value="17471320.7508929" calcext:value-type="float">
            <text:p>17471321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5" office:value-type="float" office:value="3440.64" calcext:value-type="float">
            <text:p>3440,64</text:p>
          </table:table-cell>
          <table:table-cell table:formula="of:=[.E18]/0.00028" office:value-type="float" office:value="12288000" calcext:value-type="float">
            <text:p>12288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22]*2" office:value-type="float" office:value="10240000" calcext:value-type="float">
            <text:p>10240000</text:p>
          </table:table-cell>
          <table:table-cell table:style-name="ce1" table:formula="of:=[.H22]*2" office:value-type="float" office:value="3276.8" calcext:value-type="float">
            <text:p>3276,8</text:p>
          </table:table-cell>
          <table:table-cell table:style-name="ce1" table:number-columns-repeated="1016"/>
        </table:table-row>
        <table:table-row table:style-name="ro1">
          <table:table-cell table:formula="of:=[.A17]+1" office:value-type="float" office:value="6" calcext:value-type="float">
            <text:p>6</text:p>
          </table:table-cell>
          <table:table-cell table:formula="of:=[.B17]/2" office:value-type="float" office:value="2445.984905125" calcext:value-type="float">
            <text:p>2445,984905125</text:p>
          </table:table-cell>
          <table:table-cell table:formula="of:=[.B20]/0.00028" office:value-type="float" office:value="8735660.37544643" calcext:value-type="float">
            <text:p>8735660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18]+1" office:value-type="float" office:value="1" calcext:value-type="float">
            <text:p>1</text:p>
          </table:table-cell>
          <table:table-cell table:formula="of:=[.E18]/2" office:value-type="float" office:value="1720.32" calcext:value-type="float">
            <text:p>1720,32</text:p>
          </table:table-cell>
          <table:table-cell table:formula="of:=[.E21]/0.00028" office:value-type="float" office:value="6144000" calcext:value-type="float">
            <text:p>6144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25]*2" office:value-type="float" office:value="5120000" calcext:value-type="float">
            <text:p>5120000</text:p>
          </table:table-cell>
          <table:table-cell table:style-name="ce1" table:formula="of:=[.H25]*2" office:value-type="float" office:value="1638.4" calcext:value-type="float">
            <text:p>1638,4</text:p>
          </table:table-cell>
          <table:table-cell table:style-name="ce1" table:number-columns-repeated="1016"/>
        </table:table-row>
        <table:table-row table:style-name="ro1">
          <table:table-cell table:formula="of:=[.A20]+1" office:value-type="float" office:value="7" calcext:value-type="float">
            <text:p>7</text:p>
          </table:table-cell>
          <table:table-cell table:formula="of:=[.B20]/2" office:value-type="float" office:value="1222.9924525625" calcext:value-type="float">
            <text:p>1222,9924525625</text:p>
          </table:table-cell>
          <table:table-cell table:formula="of:=[.B23]/0.00028" office:value-type="float" office:value="4367830.18772321" calcext:value-type="float">
            <text:p>4367830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21]+1" office:value-type="float" office:value="2" calcext:value-type="float">
            <text:p>2</text:p>
          </table:table-cell>
          <table:table-cell table:formula="of:=[.E21]/2" office:value-type="float" office:value="860.16" calcext:value-type="float">
            <text:p>860,16</text:p>
          </table:table-cell>
          <table:table-cell table:formula="of:=[.E24]/0.00028" office:value-type="float" office:value="3072000" calcext:value-type="float">
            <text:p>3072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28]*2" office:value-type="float" office:value="2560000" calcext:value-type="float">
            <text:p>2560000</text:p>
          </table:table-cell>
          <table:table-cell table:style-name="ce1" table:formula="of:=[.H28]*2" office:value-type="float" office:value="819.2" calcext:value-type="float">
            <text:p>819,2</text:p>
          </table:table-cell>
          <table:table-cell table:style-name="ce1" table:number-columns-repeated="1016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formula="of:=[.B23]/2" office:value-type="float" office:value="611.49622628125" calcext:value-type="float">
            <text:p>611,49622628125</text:p>
          </table:table-cell>
          <table:table-cell table:formula="of:=[.B26]/0.00028" office:value-type="float" office:value="2183915.09386161" calcext:value-type="float">
            <text:p>2183915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24]+1" office:value-type="float" office:value="3" calcext:value-type="float">
            <text:p>3</text:p>
          </table:table-cell>
          <table:table-cell table:formula="of:=[.E24]/2" office:value-type="float" office:value="430.08" calcext:value-type="float">
            <text:p>430,08</text:p>
          </table:table-cell>
          <table:table-cell table:formula="of:=[.E27]/0.00028" office:value-type="float" office:value="1536000" calcext:value-type="float">
            <text:p>1536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31]*2" office:value-type="float" office:value="1280000" calcext:value-type="float">
            <text:p>1280000</text:p>
          </table:table-cell>
          <table:table-cell table:style-name="ce1" table:formula="of:=[.H31]*2" office:value-type="float" office:value="409.6" calcext:value-type="float">
            <text:p>409,6</text:p>
          </table:table-cell>
          <table:table-cell table:style-name="ce1" table:number-columns-repeated="1016"/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table:formula="of:=[.B26]/2" office:value-type="float" office:value="305.748113140625" calcext:value-type="float">
            <text:p>305,748113140625</text:p>
          </table:table-cell>
          <table:table-cell table:formula="of:=[.B29]/0.00028" office:value-type="float" office:value="1091957.5469308" calcext:value-type="float">
            <text:p>1091958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27]+1" office:value-type="float" office:value="4" calcext:value-type="float">
            <text:p>4</text:p>
          </table:table-cell>
          <table:table-cell table:formula="of:=[.E27]/2" office:value-type="float" office:value="215.04" calcext:value-type="float">
            <text:p>215,04</text:p>
          </table:table-cell>
          <table:table-cell table:formula="of:=[.E30]/0.00028" office:value-type="float" office:value="768000" calcext:value-type="float">
            <text:p>768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34]*2" office:value-type="float" office:value="640000" calcext:value-type="float">
            <text:p>640000</text:p>
          </table:table-cell>
          <table:table-cell table:style-name="ce1" table:formula="of:=[.H34]*2" office:value-type="float" office:value="204.8" calcext:value-type="float">
            <text:p>204,8</text:p>
          </table:table-cell>
          <table:table-cell table:style-name="ce1" table:number-columns-repeated="1016"/>
        </table:table-row>
        <table:table-row table:style-name="ro1">
          <table:table-cell table:formula="of:=[.A29]+1" office:value-type="float" office:value="10" calcext:value-type="float">
            <text:p>10</text:p>
          </table:table-cell>
          <table:table-cell table:formula="of:=[.B29]/2" office:value-type="float" office:value="152.874056570313" calcext:value-type="float">
            <text:p>152,874056570313</text:p>
          </table:table-cell>
          <table:table-cell table:formula="of:=[.B32]/0.00028" office:value-type="float" office:value="545978.773465402" calcext:value-type="float">
            <text:p>545979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30]+1" office:value-type="float" office:value="5" calcext:value-type="float">
            <text:p>5</text:p>
          </table:table-cell>
          <table:table-cell table:formula="of:=[.E30]/2" office:value-type="float" office:value="107.52" calcext:value-type="float">
            <text:p>107,52</text:p>
          </table:table-cell>
          <table:table-cell table:formula="of:=[.E33]/0.00028" office:value-type="float" office:value="384000" calcext:value-type="float">
            <text:p>384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37]*2" office:value-type="float" office:value="320000" calcext:value-type="float">
            <text:p>320000</text:p>
          </table:table-cell>
          <table:table-cell table:style-name="ce1" table:formula="of:=[.H37]*2" office:value-type="float" office:value="102.4" calcext:value-type="float">
            <text:p>102,4</text:p>
          </table:table-cell>
          <table:table-cell table:style-name="ce1" table:number-columns-repeated="1016"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formula="of:=[.B32]/2" office:value-type="float" office:value="76.4370282851562" calcext:value-type="float">
            <text:p>76,4370282851562</text:p>
          </table:table-cell>
          <table:table-cell table:formula="of:=[.B35]/0.00028" office:value-type="float" office:value="272989.386732701" calcext:value-type="float">
            <text:p>272989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33]+1" office:value-type="float" office:value="6" calcext:value-type="float">
            <text:p>6</text:p>
          </table:table-cell>
          <table:table-cell table:formula="of:=[.E33]/2" office:value-type="float" office:value="53.76" calcext:value-type="float">
            <text:p>53,76</text:p>
          </table:table-cell>
          <table:table-cell table:formula="of:=[.E36]/0.00028" office:value-type="float" office:value="192000" calcext:value-type="float">
            <text:p>192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40]*2" office:value-type="float" office:value="160000" calcext:value-type="float">
            <text:p>160000</text:p>
          </table:table-cell>
          <table:table-cell table:style-name="ce1" table:formula="of:=[.H40]*2" office:value-type="float" office:value="51.2" calcext:value-type="float">
            <text:p>51,2</text:p>
          </table:table-cell>
          <table:table-cell table:style-name="ce1" table:number-columns-repeated="1016"/>
        </table:table-row>
        <table:table-row table:style-name="ro1">
          <table:table-cell table:formula="of:=[.A35]+1" office:value-type="float" office:value="12" calcext:value-type="float">
            <text:p>12</text:p>
          </table:table-cell>
          <table:table-cell table:formula="of:=[.B35]/2" office:value-type="float" office:value="38.2185141425781" calcext:value-type="float">
            <text:p>38,2185141425781</text:p>
          </table:table-cell>
          <table:table-cell table:formula="of:=[.B38]/0.00028" office:value-type="float" office:value="136494.69336635" calcext:value-type="float">
            <text:p>136495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36]+1" office:value-type="float" office:value="7" calcext:value-type="float">
            <text:p>7</text:p>
          </table:table-cell>
          <table:table-cell table:formula="of:=[.E36]/2" office:value-type="float" office:value="26.88" calcext:value-type="float">
            <text:p>26,88</text:p>
          </table:table-cell>
          <table:table-cell table:formula="of:=[.E39]/0.00028" office:value-type="float" office:value="96000" calcext:value-type="float">
            <text:p>96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43]*2" office:value-type="float" office:value="80000" calcext:value-type="float">
            <text:p>80000</text:p>
          </table:table-cell>
          <table:table-cell table:style-name="ce1" table:formula="of:=[.H43]*2" office:value-type="float" office:value="25.6" calcext:value-type="float">
            <text:p>25,6</text:p>
          </table:table-cell>
          <table:table-cell table:style-name="ce1" table:number-columns-repeated="1016"/>
        </table:table-row>
        <table:table-row table:style-name="ro1">
          <table:table-cell table:formula="of:=[.A38]+1" office:value-type="float" office:value="13" calcext:value-type="float">
            <text:p>13</text:p>
          </table:table-cell>
          <table:table-cell table:formula="of:=[.B38]/2" office:value-type="float" office:value="19.1092570712891" calcext:value-type="float">
            <text:p>19,1092570712891</text:p>
          </table:table-cell>
          <table:table-cell table:formula="of:=[.B41]/0.00028" office:value-type="float" office:value="68247.3466831752" calcext:value-type="float">
            <text:p>68247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39]+1" office:value-type="float" office:value="8" calcext:value-type="float">
            <text:p>8</text:p>
          </table:table-cell>
          <table:table-cell table:formula="of:=[.E39]/2" office:value-type="float" office:value="13.44" calcext:value-type="float">
            <text:p>13,44</text:p>
          </table:table-cell>
          <table:table-cell table:formula="of:=[.E42]/0.00028" office:value-type="float" office:value="48000" calcext:value-type="float">
            <text:p>48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46]*2" office:value-type="float" office:value="40000" calcext:value-type="float">
            <text:p>40000</text:p>
          </table:table-cell>
          <table:table-cell table:style-name="ce1" table:formula="of:=[.H46]*2" office:value-type="float" office:value="12.8" calcext:value-type="float">
            <text:p>12,8</text:p>
          </table:table-cell>
          <table:table-cell table:style-name="ce1" table:number-columns-repeated="1016"/>
        </table:table-row>
        <table:table-row table:style-name="ro1">
          <table:table-cell table:formula="of:=[.A41]+1" office:value-type="float" office:value="14" calcext:value-type="float">
            <text:p>14</text:p>
          </table:table-cell>
          <table:table-cell table:formula="of:=[.B41]/2" office:value-type="float" office:value="9.55462853564453" calcext:value-type="float">
            <text:p>9,55462853564453</text:p>
          </table:table-cell>
          <table:table-cell table:formula="of:=[.B44]/0.00028" office:value-type="float" office:value="34123.6733415876" calcext:value-type="float">
            <text:p>34124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42]+1" office:value-type="float" office:value="9" calcext:value-type="float">
            <text:p>9</text:p>
          </table:table-cell>
          <table:table-cell table:formula="of:=[.E42]/2" office:value-type="float" office:value="6.72" calcext:value-type="float">
            <text:p>6,72</text:p>
          </table:table-cell>
          <table:table-cell table:formula="of:=[.E45]/0.00028" office:value-type="float" office:value="24000" calcext:value-type="float">
            <text:p>24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49]*2" office:value-type="float" office:value="20000" calcext:value-type="float">
            <text:p>20000</text:p>
          </table:table-cell>
          <table:table-cell table:style-name="ce1" table:formula="of:=[.H49]*2" office:value-type="float" office:value="6.4" calcext:value-type="float">
            <text:p>6,4</text:p>
          </table:table-cell>
          <table:table-cell table:style-name="ce1" table:number-columns-repeated="1016"/>
        </table:table-row>
        <table:table-row table:style-name="ro1">
          <table:table-cell table:formula="of:=[.A44]+1" office:value-type="float" office:value="15" calcext:value-type="float">
            <text:p>15</text:p>
          </table:table-cell>
          <table:table-cell table:formula="of:=[.B44]/2" office:value-type="float" office:value="4.77731426782227" calcext:value-type="float">
            <text:p>4,77731426782227</text:p>
          </table:table-cell>
          <table:table-cell table:formula="of:=[.B47]/0.00028" office:value-type="float" office:value="17061.8366707938" calcext:value-type="float">
            <text:p>17062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45]+1" office:value-type="float" office:value="10" calcext:value-type="float">
            <text:p>10</text:p>
          </table:table-cell>
          <table:table-cell table:formula="of:=[.E45]/2" office:value-type="float" office:value="3.36" calcext:value-type="float">
            <text:p>3,36</text:p>
          </table:table-cell>
          <table:table-cell table:formula="of:=[.E48]/0.00028" office:value-type="float" office:value="12000" calcext:value-type="float">
            <text:p>12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52]*2" office:value-type="float" office:value="10000" calcext:value-type="float">
            <text:p>10000</text:p>
          </table:table-cell>
          <table:table-cell table:style-name="ce1" office:value-type="float" office:value="3.2" calcext:value-type="float">
            <text:p>3,2</text:p>
          </table:table-cell>
          <table:table-cell table:style-name="ce1" table:number-columns-repeated="1016"/>
        </table:table-row>
        <table:table-row table:style-name="ro1">
          <table:table-cell table:formula="of:=[.A47]+1" office:value-type="float" office:value="16" calcext:value-type="float">
            <text:p>16</text:p>
          </table:table-cell>
          <table:table-cell table:formula="of:=[.B47]/2" office:value-type="float" office:value="2.38865713391113" calcext:value-type="float">
            <text:p>2,38865713391113</text:p>
          </table:table-cell>
          <table:table-cell table:formula="of:=[.B50]/0.00028" office:value-type="float" office:value="8530.9183353969" calcext:value-type="float">
            <text:p>8531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48]+1" office:value-type="float" office:value="11" calcext:value-type="float">
            <text:p>11</text:p>
          </table:table-cell>
          <table:table-cell table:formula="of:=[.E48]/2" office:value-type="float" office:value="1.68" calcext:value-type="float">
            <text:p>1,68</text:p>
          </table:table-cell>
          <table:table-cell table:formula="of:=[.E51]/0.00028" office:value-type="float" office:value="6000" calcext:value-type="float">
            <text:p>6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55]*2" office:value-type="float" office:value="5000" calcext:value-type="float">
            <text:p>5000</text:p>
          </table:table-cell>
          <table:table-cell table:style-name="ce1" table:formula="of:=[.H49]/2" office:value-type="float" office:value="1.6" calcext:value-type="float">
            <text:p>1,6</text:p>
          </table:table-cell>
          <table:table-cell table:style-name="ce1" table:number-columns-repeated="1016"/>
        </table:table-row>
        <table:table-row table:style-name="ro1">
          <table:table-cell table:formula="of:=[.A50]+1" office:value-type="float" office:value="17" calcext:value-type="float">
            <text:p>17</text:p>
          </table:table-cell>
          <table:table-cell table:formula="of:=[.B50]/2" office:value-type="float" office:value="1.19432856695557" calcext:value-type="float">
            <text:p>1,19432856695557</text:p>
          </table:table-cell>
          <table:table-cell table:formula="of:=[.B53]/0.00028" office:value-type="float" office:value="4265.45916769845" calcext:value-type="float">
            <text:p>4265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51]+1" office:value-type="float" office:value="12" calcext:value-type="float">
            <text:p>12</text:p>
          </table:table-cell>
          <table:table-cell table:formula="of:=[.E51]/2" office:value-type="float" office:value="0.84" calcext:value-type="float">
            <text:p>0,84</text:p>
          </table:table-cell>
          <table:table-cell table:formula="of:=[.E54]/0.00028" office:value-type="float" office:value="3000" calcext:value-type="float">
            <text:p>3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58]*2" office:value-type="float" office:value="2500" calcext:value-type="float">
            <text:p>2500</text:p>
          </table:table-cell>
          <table:table-cell table:style-name="ce1" table:formula="of:=[.H52]/2" office:value-type="float" office:value="0.8" calcext:value-type="float">
            <text:p>0,8</text:p>
          </table:table-cell>
          <table:table-cell table:style-name="ce1" table:number-columns-repeated="1016"/>
        </table:table-row>
        <table:table-row table:style-name="ro1">
          <table:table-cell table:formula="of:=[.A53]+1" office:value-type="float" office:value="18" calcext:value-type="float">
            <text:p>18</text:p>
          </table:table-cell>
          <table:table-cell table:formula="of:=[.B53]/2" office:value-type="float" office:value="0.597164283477783" calcext:value-type="float">
            <text:p>0,597164283477783</text:p>
          </table:table-cell>
          <table:table-cell table:formula="of:=[.B56]/0.00028" office:value-type="float" office:value="2132.72958384923" calcext:value-type="float">
            <text:p>2133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54]+1" office:value-type="float" office:value="13" calcext:value-type="float">
            <text:p>13</text:p>
          </table:table-cell>
          <table:table-cell table:formula="of:=[.E54]/2" office:value-type="float" office:value="0.42" calcext:value-type="float">
            <text:p>0,42</text:p>
          </table:table-cell>
          <table:table-cell table:formula="of:=[.E57]/0.00028" office:value-type="float" office:value="1500" calcext:value-type="float">
            <text:p>15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office:value-type="float" office:value="1250" calcext:value-type="float">
            <text:p>1250</text:p>
          </table:table-cell>
          <table:table-cell table:style-name="ce1" table:formula="of:=[.H55]/2" office:value-type="float" office:value="0.4" calcext:value-type="float">
            <text:p>0,4</text:p>
          </table:table-cell>
          <table:table-cell table:style-name="ce1" table:number-columns-repeated="1016"/>
        </table:table-row>
        <table:table-row table:style-name="ro1">
          <table:table-cell table:formula="of:=[.A56]+1" office:value-type="float" office:value="19" calcext:value-type="float">
            <text:p>19</text:p>
          </table:table-cell>
          <table:table-cell table:formula="of:=[.B56]/2" office:value-type="float" office:value="0.298582141738892" calcext:value-type="float">
            <text:p>0,298582141738892</text:p>
          </table:table-cell>
          <table:table-cell table:formula="of:=[.B59]/0.00028" office:value-type="float" office:value="1066.36479192461" calcext:value-type="float">
            <text:p>1066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57]+1" office:value-type="float" office:value="14" calcext:value-type="float">
            <text:p>14</text:p>
          </table:table-cell>
          <table:table-cell table:formula="of:=[.E57]/2" office:value-type="float" office:value="0.21" calcext:value-type="float">
            <text:p>0,21</text:p>
          </table:table-cell>
          <table:table-cell table:formula="of:=[.E60]/0.00028" office:value-type="float" office:value="750" calcext:value-type="float">
            <text:p>75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58]/2" office:value-type="float" office:value="625" calcext:value-type="float">
            <text:p>625</text:p>
          </table:table-cell>
          <table:table-cell table:style-name="ce1" table:formula="of:=[.H58]/2" office:value-type="float" office:value="0.2" calcext:value-type="float">
            <text:p>0,2</text:p>
          </table:table-cell>
          <table:table-cell table:style-name="ce1" table:number-columns-repeated="1016"/>
        </table:table-row>
        <table:table-row table:style-name="ro1">
          <table:table-cell table:formula="of:=[.A59]+1" office:value-type="float" office:value="20" calcext:value-type="float">
            <text:p>20</text:p>
          </table:table-cell>
          <table:table-cell table:formula="of:=[.B59]/2" office:value-type="float" office:value="0.149291070869446" calcext:value-type="float">
            <text:p>0,149291070869446</text:p>
          </table:table-cell>
          <table:table-cell table:formula="of:=[.B62]/0.00028" office:value-type="float" office:value="533.182395962306" calcext:value-type="float">
            <text:p>533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60]+1" office:value-type="float" office:value="15" calcext:value-type="float">
            <text:p>15</text:p>
          </table:table-cell>
          <table:table-cell table:formula="of:=[.E60]/2" office:value-type="float" office:value="0.105" calcext:value-type="float">
            <text:p>0,105</text:p>
          </table:table-cell>
          <table:table-cell table:formula="of:=[.E63]/0.00028" office:value-type="float" office:value="375" calcext:value-type="float">
            <text:p>375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61]/2" office:value-type="float" office:value="312.5" calcext:value-type="float">
            <text:p>312,5</text:p>
          </table:table-cell>
          <table:table-cell table:style-name="ce1" table:formula="of:=[.H61]/2" office:value-type="float" office:value="0.1" calcext:value-type="float">
            <text:p>0,1</text:p>
          </table:table-cell>
          <table:table-cell table:style-name="ce1" table:number-columns-repeated="1016"/>
        </table:table-row>
        <table:table-row table:style-name="ro1">
          <table:table-cell table:formula="of:=[.A62]+1" office:value-type="float" office:value="21" calcext:value-type="float">
            <text:p>21</text:p>
          </table:table-cell>
          <table:table-cell table:formula="of:=[.B62]/2" office:value-type="float" office:value="0.0746455354347229" calcext:value-type="float">
            <text:p>0,074645535434723</text:p>
          </table:table-cell>
          <table:table-cell table:formula="of:=[.B65]/0.00028" office:value-type="float" office:value="266.591197981153" calcext:value-type="float">
            <text:p>267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formula="of:=[.D63]+1" office:value-type="float" office:value="16" calcext:value-type="float">
            <text:p>16</text:p>
          </table:table-cell>
          <table:table-cell table:formula="of:=[.E63]/2" office:value-type="float" office:value="0.0525" calcext:value-type="float">
            <text:p>0,0525</text:p>
          </table:table-cell>
          <table:table-cell table:formula="of:=[.E66]/0.00028" office:value-type="float" office:value="187.5" calcext:value-type="float">
            <text:p>187,5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"/>
          <table:table-cell table:style-name="ce7"/>
          <table:table-cell table:style-name="ce9" table:formula="of:=[.G64]/2" office:value-type="float" office:value="156.25" calcext:value-type="float">
            <text:p>156,25</text:p>
          </table:table-cell>
          <table:table-cell table:style-name="ce1" table:formula="of:=[.H64]/2" office:value-type="float" office:value="0.05" calcext:value-type="float">
            <text:p>0,05</text:p>
          </table:table-cell>
          <table:table-cell table:style-name="ce1"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-00-0000</text:date>, <text:time style:data-style-name="N2" text:time-value="10:54:14.92454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40:44.121728058</meta:creation-date>
    <dc:date>2019-01-17T10:46:41.159204237</dc:date>
    <meta:editing-duration>P2DT20H3M49S</meta:editing-duration>
    <meta:editing-cycles>3</meta:editing-cycles>
    <meta:generator>LibreOffice/6.1.4.2$Linux_X86_64 LibreOffice_project/10$Build-2</meta:generator>
    <meta:document-statistic meta:table-count="1" meta:cell-count="169" meta:object-count="0"/>
  </office:meta>
</office:document-meta>
</file>